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c32c" officeooo:paragraph-rsid="0003c32c"/>
    </style:style>
    <style:style style:name="P2" style:family="paragraph" style:parent-style-name="Standard">
      <style:text-properties fo:font-style="italic" officeooo:rsid="0003c32c" officeooo:paragraph-rsid="0003c32c" style:font-style-asian="italic" style:font-style-complex="italic"/>
    </style:style>
    <style:style style:name="T1" style:family="text">
      <style:text-properties officeooo:rsid="0003c32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<text:span text:style-name="T1">home</text:span></text:p>
      <text:p text:style-name="Standard">::::::::::::::</text:p>
      <text:p text:style-name="P1">Firmware</text:p>
      <text:p text:style-name="P1">ittp_simul_personal</text:p>
      <text:p text:style-name="P1"/>
      <text:p text:style-name="P1"/>
      <text:p text:style-name="P1">-------------------------------------------------------------------------</text:p>
      <text:p text:style-name="P1"/>
      <text:p text:style-name="P2">/home<text:span text:style-name="T2">/catkin_ws/src</text:span></text:p>
      <text:p text:style-name="P2"><text:span text:style-name="T2">::::::::::::::</text:span></text:p>
      <text:p text:style-name="P2"><text:span text:style-name="T2">obstacle_detect</text:span></text:p>
      <text:p text:style-name="P2"><text:span text:style-name="T2">Selfie_Drone</text:span></text:p>
      <text:p text:style-name="P2"><text:span text:style-name="T2">swarm_strl_pkg</text:span></text:p>
      <text:p text:style-name="P2"><text:span text:style-name="T2">tensorflow_object_detector</text:span></text:p>
      <text:p text:style-name="P2"><text:span text:style-name="T2">vision_msgs</text:span></text:p>
      <text:p text:style-name="P2"><text:span text:style-name="T2">-------------------------------------------------------------------------------</text:span></text:p>
      <text:p text:style-name="P2"><text:span text:style-name="T2">bashrc 추가.</text:span></text:p>
      <text:p text:style-name="P2"><text:span text:style-name="T2">alias rlworld='roslaunch swarm_ctrl_pkg iitp_test.launch'</text:span></text:p>
      <text:p text:style-name="P2"><text:span text:style-name="T2">alias rlpid='roslaunch selfie_drone selfie.launch' </text:span></text:p>
      <text:p text:style-name="P2"><text:span text:style-name="T2">alias rldetect='roslaunch tensorflow_object_detector usb_cam_detector.launch'</text:span></text:p>
      <text:p text:style-name="P2"><text:span text:style-name="T2"/></text:p>
      <text:p text:style-name="P2"><text:span text:style-name="T2">alias goto='rosservice call /multi_setpoint_local -- POINT'</text:span></text:p>
      <text:p text:style-name="P2"><text:span text:style-name="T2">alias offboard='rostopic pub /multi/set_mode std_msgs/String "offboard"'</text:span></text:p>
      <text:p text:style-name="P2"><text:span text:style-name="T2">alias arm='rostopic pub /multi/arming std_msgs/Bool 1'</text:span></text:p>
      <text:p text:style-name="P2"><text:span text:style-name="T2">alias disarm='rostopic pub /multi/arming std_msgs/Bool 0'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4:49:29.214749851</meta:creation-date>
    <dc:date>2019-08-22T14:54:56.450711380</dc:date>
    <meta:editing-duration>PT5M28S</meta:editing-duration>
    <meta:editing-cycles>1</meta:editing-cycles>
    <meta:document-statistic meta:table-count="0" meta:image-count="0" meta:object-count="0" meta:page-count="1" meta:paragraph-count="21" meta:word-count="53" meta:character-count="746" meta:non-whitespace-character-count="715"/>
    <meta:generator>LibreOffice/6.0.7.3$Linux_X86_64 LibreOffice_project/00m0$Build-3</meta:generator>
  </office:meta>
</office:document-meta>
</file>